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92in"/>
    </style:style>
    <style:style style:name="co2" style:family="table-column">
      <style:table-column-properties fo:break-before="auto" style:column-width="1.431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 fo:padding-bottom="0.0193in" fo:padding-left="0.0138in" fo:padding-right="0.0138in" fo:padding-top="0.0193in"/>
    </style:style>
    <style:style style:name="ce3" style:family="table-cell" style:parent-style-name="Default">
      <style:table-cell-properties fo:background-color="#ff950e"/>
    </style:style>
    <style:style style:name="ce4" style:family="table-cell" style:parent-style-name="Default">
      <style:table-cell-properties fo:background-color="#83caff"/>
    </style:style>
    <style:style style:name="ce5" style:family="table-cell" style:parent-style-name="Default">
      <style:table-cell-properties fo:background-color="#993366"/>
    </style:style>
    <style:style style:name="ce6" style:family="table-cell" style:parent-style-name="Default">
      <style:table-cell-properties fo:background-color="#993366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7" style:family="table-cell" style:parent-style-name="Default">
      <style:table-cell-properties fo:background-color="#ff950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8" style:family="table-cell" style:parent-style-name="Default">
      <style:table-cell-properties fo:background-color="#83caff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gr1" style:family="graphic">
      <style:graphic-properties svg:stroke-width="0.0402in" svg:stroke-color="#800000" draw:marker-start-width="0.1402in" draw:marker-end-width="0.1402in" draw:textarea-horizontal-align="center" draw:textarea-vertical-align="middle" fo:padding-top="0.0201in" fo:padding-bottom="0.0201in" fo:padding-left="0.0201in" fo:padding-right="0.0201in"/>
    </style:style>
    <style:style style:name="gr2" style:family="graphic">
      <style:graphic-properties draw:stroke="none" svg:stroke-color="#000000" draw:fill="none" draw:fill-color="#ffffff" fo:min-height="0.4039in"/>
    </style:style>
    <style:style style:name="P1" style:family="paragraph">
      <style:paragraph-properties fo:text-align="center"/>
    </style:style>
    <style:style style:name="P2" style:family="paragraph">
      <style:text-properties fo:color="#800000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2" style:family="text">
      <style:text-properties fo:language="fr" fo:country="FR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text-outline="false" style:text-line-through-style="none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>
            <text:p><text:span text:style-name="T2">Semaine</text:span><text:span text:style-name="T3"> 1</text:span></text:p>
          </table:table-cell>
          <table:table-cell table:style-name="ce1" office:value-type="string">
            <text:p><text:span text:style-name="T2">Semaine</text:span><text:span text:style-name="T3"> 2</text:span></text:p>
            <draw:line table:end-cell-address="Sheet1.C11" table:end-x="0.0138in" table:end-y="0.0122in" draw:z-index="0" draw:style-name="gr1" draw:text-style-name="P1" svg:x1="1.4398in" svg:y1="0.0374in" svg:x2="1.4083in" svg:y2="1.9035in">
              <text:p/>
            </draw:line>
          </table:table-cell>
          <table:table-cell table:style-name="ce1" office:value-type="string">
            <text:p><text:span text:style-name="T2">Semaine</text:span><text:span text:style-name="T3"> 3</text:span></text:p>
          </table:table-cell>
          <table:table-cell table:style-name="ce1" office:value-type="string">
            <text:p><text:span text:style-name="T2">Semaine</text:span><text:span text:style-name="T3"> 4</text:span></text:p>
            <draw:line table:end-cell-address="Sheet1.E10" table:end-x="0.0043in" table:end-y="0.1661in" draw:z-index="2" draw:style-name="gr1" draw:text-style-name="P1" svg:x1="0.8933in" svg:y1="0.0217in" svg:x2="0.8839in" svg:y2="1.8791in">
              <text:p/>
            </draw:line>
          </table:table-cell>
          <table:table-cell table:style-name="ce1" office:value-type="string">
            <text:p><text:span text:style-name="T2">Semaine</text:span><text:span text:style-name="T3"> 5</text:span></text:p>
          </table:table-cell>
          <table:table-cell table:style-name="ce1" office:value-type="string">
            <text:p><text:span text:style-name="T2">Semaine</text:span><text:span text:style-name="T3"> 6</text:span></text:p>
          </table:table-cell>
          <table:table-cell table:style-name="ce1" office:value-type="string">
            <text:p><text:span text:style-name="T2">Semaine</text:span><text:span text:style-name="T3"> 7</text:span></text:p>
          </table:table-cell>
          <table:table-cell table:style-name="ce1" office:value-type="string">
            <text:p><text:span text:style-name="T2">Semaine</text:span><text:span text:style-name="T3"> 8</text:span></text:p>
            <draw:line table:end-cell-address="Sheet1.H10" table:end-x="0.8709in" table:end-y="0.148in" draw:z-index="4" draw:style-name="gr1" draw:text-style-name="P1" svg:x1="0.8709in" svg:y1="0.0035in" svg:x2="0.8618in" svg:y2="1.861in">
              <text:p/>
            </draw:line>
          </table:table-cell>
          <table:table-cell table:style-name="ce1" office:value-type="string">
            <text:p><text:span text:style-name="T2">Semaine</text:span><text:span text:style-name="T3"> 9</text:span></text:p>
            <draw:line table:end-cell-address="Sheet1.I10" table:end-x="0.8705in" table:end-y="0.1453in" draw:z-index="6" draw:style-name="gr1" draw:text-style-name="P1" svg:x1="0.8705in" svg:y1="0in" svg:x2="0.8614in" svg:y2="1.8583in">
              <text:p/>
            </draw:line>
          </table:table-cell>
          <table:table-cell table:style-name="ce1" office:value-type="string">
            <text:p><text:span text:style-name="T2">Semaine</text:span><text:span text:style-name="T3"> 10</text:span></text:p>
            <draw:line table:end-cell-address="Sheet1.J10" table:end-x="0.8717in" table:end-y="0.1461in" draw:z-index="8" draw:style-name="gr1" draw:text-style-name="P1" svg:x1="0.8717in" svg:y1="0.0008in" svg:x2="0.8626in" svg:y2="1.8591in">
              <text:p/>
            </draw:line>
          </table:table-cell>
        </table:table-row>
        <table:table-row table:style-name="ro1">
          <table:table-cell table:style-name="ce2" office:value-type="string">
            <text:p>Tâche M1.1</text:p>
          </table:table-cell>
          <table:table-cell table:style-name="ce2"/>
          <table:table-cell table:style-name="ce4" office:value-type="string">
            <text:p>Tâche M2.1</text:p>
          </table:table-cell>
          <table:table-cell table:style-name="ce4"/>
          <table:table-cell table:style-name="ce6" office:value-type="string">
            <text:p><text:span text:style-name="T4">Tâche M3.1</text:span></text:p>
          </table:table-cell>
          <table:table-cell table:style-name="ce5"/>
          <table:table-cell table:number-columns-repeated="2"/>
          <table:table-cell table:style-name="ce7" office:value-type="string">
            <text:p><text:span text:style-name="T4">Tâche M4.1</text:span></text:p>
          </table:table-cell>
          <table:table-cell table:style-name="ce6" office:value-type="string">
            <text:p><text:span text:style-name="T4">Tâche M5.1</text:span></text:p>
          </table:table-cell>
        </table:table-row>
        <table:table-row table:style-name="ro1">
          <table:table-cell table:style-name="ce3" office:value-type="string">
            <text:p>Tâche M1.2</text:p>
          </table:table-cell>
          <table:table-cell/>
          <table:table-cell table:style-name="ce6" office:value-type="string">
            <text:p><text:span text:style-name="T4">Tâche M2.2</text:span></text:p>
          </table:table-cell>
          <table:table-cell table:style-name="ce5"/>
          <table:table-cell/>
          <table:table-cell table:style-name="ce7" office:value-type="string">
            <text:p><text:span text:style-name="T4">Tâche M3.2</text:span></text:p>
          </table:table-cell>
          <table:table-cell table:style-name="ce3"/>
          <table:table-cell/>
          <table:table-cell table:style-name="ce6" office:value-type="string">
            <text:p><text:span text:style-name="T4">Tâche M4.2</text:span></text:p>
          </table:table-cell>
          <table:table-cell table:style-name="ce7" office:value-type="string">
            <text:p><text:span text:style-name="T4">Tâche M5.2</text:span></text:p>
          </table:table-cell>
        </table:table-row>
        <table:table-row table:style-name="ro1">
          <table:table-cell/>
          <table:table-cell table:style-name="ce5" office:value-type="string">
            <text:p>Tâche M1.3</text:p>
          </table:table-cell>
          <table:table-cell table:style-name="ce6" office:value-type="string">
            <text:p><text:span text:style-name="T4">Tâche M2.3</text:span></text:p>
          </table:table-cell>
          <table:table-cell table:number-columns-repeated="4"/>
          <table:table-cell table:style-name="ce7" office:value-type="string">
            <text:p><text:span text:style-name="T4">Tâche M3.3</text:span></text:p>
          </table:table-cell>
          <table:table-cell table:style-name="ce8" office:value-type="string">
            <text:p><text:span text:style-name="T4">Tâche M4.3</text:span></text:p>
          </table:table-cell>
          <table:table-cell table:style-name="ce6" office:value-type="string">
            <text:p><text:span text:style-name="T4">Tâche M5.3</text:span></text:p>
          </table:table-cell>
        </table:table-row>
        <table:table-row table:style-name="ro1">
          <table:table-cell/>
          <table:table-cell table:style-name="ce4" office:value-type="string">
            <text:p>Tâche M1.4</text:p>
          </table:table-cell>
          <table:table-cell table:style-name="ce7" office:value-type="string">
            <text:p><text:span text:style-name="T4">Tâche M2.4</text:span></text:p>
          </table:table-cell>
          <table:table-cell table:style-name="ce3"/>
          <table:table-cell/>
          <table:table-cell table:style-name="ce6" office:value-type="string">
            <text:p><text:span text:style-name="T4">Tâche M3.4</text:span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>
            <text:p><text:span text:style-name="T4">Tâche M2.5</text:span></text:p>
          </table:table-cell>
          <table:table-cell table:style-name="ce8" office:value-type="string">
            <text:p><text:span text:style-name="T4">Tâche M3.5</text:span>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>
            <text:p><text:span text:style-name="T4">Tâche M2.6</text:span></text:p>
          </table:table-cell>
          <table:table-cell table:number-columns-repeated="3"/>
          <table:table-cell table:style-name="ce8" office:value-type="string">
            <text:p><text:span text:style-name="T4">Tâche M3.6</text:span></text:p>
          </table:table-cell>
          <table:table-cell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>
            <draw:frame table:end-cell-address="Sheet1.C13" table:end-x="0.8in" table:end-y="0.102in" draw:z-index="1" draw:style-name="gr2" draw:text-style-name="P2" svg:width="1.0106in" svg:height="0.4039in" svg:x="1.2154in" svg:y="0.0551in">
              <draw:text-box>
                <text:p text:style-name="P2"><text:span text:style-name="T1">M1</text:span></text:p>
              </draw:text-box>
            </draw:frame>
          </table:table-cell>
          <table:table-cell/>
          <table:table-cell>
            <draw:frame table:end-cell-address="Sheet1.E14" table:end-x="0.3189in" table:end-y="0.0256in" draw:z-index="3" draw:style-name="gr2" draw:text-style-name="P2" svg:width="0.472in" svg:height="0.4039in" svg:x="0.7358in" svg:y="0.1571in">
              <draw:text-box>
                <text:p text:style-name="P2"><text:span text:style-name="T1">M2</text:span></text:p>
              </draw:text-box>
            </draw:frame>
          </table:table-cell>
          <table:table-cell table:number-columns-repeated="3"/>
          <table:table-cell>
            <draw:frame table:end-cell-address="Sheet1.I14" table:end-x="0.2961in" table:end-y="0.0079in" draw:z-index="5" draw:style-name="gr2" draw:text-style-name="P2" svg:width="0.472in" svg:height="0.4039in" svg:x="0.7134in" svg:y="0.1394in">
              <draw:text-box>
                <text:p text:style-name="P2"><text:span text:style-name="T1">M3</text:span></text:p>
              </draw:text-box>
            </draw:frame>
          </table:table-cell>
          <table:table-cell>
            <draw:frame table:end-cell-address="Sheet1.J14" table:end-x="0.2965in" table:end-y="0.0043in" draw:z-index="7" draw:style-name="gr2" draw:text-style-name="P2" svg:width="0.472in" svg:height="0.4039in" svg:x="0.7134in" svg:y="0.1358in">
              <draw:text-box>
                <text:p text:style-name="P2"><text:span text:style-name="T1">M4</text:span></text:p>
              </draw:text-box>
            </draw:frame>
          </table:table-cell>
          <table:table-cell>
            <draw:frame table:end-cell-address="Sheet1.K14" table:end-x="0.2976in" table:end-y="0.0051in" draw:z-index="9" draw:style-name="gr2" draw:text-style-name="P2" svg:width="0.472in" svg:height="0.4039in" svg:x="0.7146in" svg:y="0.1366in">
              <draw:text-box>
                <text:p text:style-name="P2"><text:span text:style-name="T1">M5</text:span></text:p>
              </draw:text-box>
            </draw:frame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MILESTONE 1 (M1)</text:p>
          </table:table-cell>
          <table:table-cell office:value-type="string">
            <text:p>Conception</text:p>
          </table:table-cell>
          <table:table-cell table:number-columns-repeated="8"/>
        </table:table-row>
        <table:table-row table:style-name="ro2">
          <table:table-cell office:value-type="string">
            <text:p>MILESTONE 2 (M2)</text:p>
          </table:table-cell>
          <table:table-cell office:value-type="string">
            <text:p>Specification</text:p>
          </table:table-cell>
          <table:table-cell table:number-columns-repeated="8"/>
        </table:table-row>
        <table:table-row table:style-name="ro2">
          <table:table-cell office:value-type="string">
            <text:p>MILESTONE 3 (M3)</text:p>
          </table:table-cell>
          <table:table-cell office:value-type="string">
            <text:p>Implementation</text:p>
          </table:table-cell>
          <table:table-cell table:number-columns-repeated="8"/>
        </table:table-row>
        <table:table-row table:style-name="ro2">
          <table:table-cell office:value-type="string">
            <text:p>MILESTONE 4 (M4)</text:p>
          </table:table-cell>
          <table:table-cell office:value-type="string">
            <text:p>Verification/Testes</text:p>
          </table:table-cell>
          <table:table-cell table:number-columns-repeated="8"/>
        </table:table-row>
        <table:table-row table:style-name="ro2">
          <table:table-cell office:value-type="string">
            <text:p>MILESTONE 5 (M5)</text:p>
          </table:table-cell>
          <table:table-cell office:value-type="string">
            <text:p>Documentation</text:p>
          </table:table-cell>
          <table:table-cell table:number-columns-repeated="8"/>
        </table:table-row>
        <table:table-row table:style-name="ro2" table:number-rows-repeated="4">
          <table:table-cell table:number-columns-repeated="10"/>
        </table:table-row>
        <table:table-row table:style-name="ro1">
          <table:table-cell table:style-name="ce4"/>
          <table:table-cell office:value-type="string">
            <text:p>: les deux membres</text:p>
          </table:table-cell>
          <table:table-cell table:number-columns-repeated="8"/>
        </table:table-row>
        <table:table-row table:style-name="ro1">
          <table:table-cell table:style-name="ce3"/>
          <table:table-cell office:value-type="string">
            <text:p>: membre 1</text:p>
          </table:table-cell>
          <table:table-cell table:number-columns-repeated="8"/>
        </table:table-row>
        <table:table-row table:style-name="ro1">
          <table:table-cell table:style-name="ce5"/>
          <table:table-cell office:value-type="string">
            <text:p>: membre 2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Tâches :</text:p>
          </table:table-cell>
          <table:table-cell table:number-columns-repeated="9"/>
        </table:table-row>
        <table:table-row table:style-name="ro2">
          <table:table-cell office:value-type="string">
            <text:p>M1.1:</text:p>
          </table:table-cell>
          <table:table-cell office:value-type="string">
            <text:p>Explications ....</text:p>
          </table:table-cell>
          <table:table-cell table:number-columns-repeated="8"/>
        </table:table-row>
        <table:table-row table:style-name="ro2">
          <table:table-cell office:value-type="string">
            <text:p>M1.2</text:p>
          </table:table-cell>
          <table:table-cell office:value-type="string">
            <text:p>Explications ....</text:p>
          </table:table-cell>
          <table:table-cell table:number-columns-repeated="8"/>
        </table:table-row>
        <table:table-row table:style-name="ro2">
          <table:table-cell office:value-type="string">
            <text:p>M1.3</text:p>
          </table:table-cell>
          <table:table-cell office:value-type="string">
            <text:p>Explications ....</text:p>
          </table:table-cell>
          <table:table-cell table:number-columns-repeated="8"/>
        </table:table-row>
        <table:table-row table:style-name="ro2">
          <table:table-cell office:value-type="string">
            <text:p>M1.4</text:p>
          </table:table-cell>
          <table:table-cell office:value-type="string">
            <text:p>Explications ....</text:p>
          </table:table-cell>
          <table:table-cell table:number-columns-repeated="8"/>
        </table:table-row>
        <table:table-row table:style-name="ro2">
          <table:table-cell office:value-type="string">
            <text:p>M2.1</text:p>
          </table:table-cell>
          <table:table-cell office:value-type="string">
            <text:p>Explications ....</text:p>
          </table:table-cell>
          <table:table-cell table:number-columns-repeated="8"/>
        </table:table-row>
        <table:table-row table:style-name="ro2">
          <table:table-cell office:value-type="string">
            <text:p>... etc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5">02/15/2012</text:date>, <text:time>11:0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5T10:44:50</meta:creation-date>
    <dc:date>2012-02-15T11:09:34</dc:date>
    <meta:editing-duration>PT6M2S</meta:editing-duration>
    <meta:editing-cycles>1</meta:editing-cycles>
    <meta:document-statistic meta:table-count="3" meta:cell-count="57" meta:object-count="10"/>
    <meta:generator>LibreOffice/3.3$Unix LibreOffice_project/330m19$Build-202</meta:generator>
  </office:meta>
</office:document-meta>
</file>